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1929c2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9a7be" style:font-size-asian="12pt" style:font-weight-asian="normal" style:font-size-complex="12pt" style:font-weight-complex="normal"/>
    </style:style>
    <style:style style:name="P6" style:family="paragraph" style:parent-style-name="Text_20_body" style:list-style-name="L3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7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3.752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929c2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9a7be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9bf04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officeooo:rsid="0019a7be"/>
    </style:style>
    <style:style style:name="T9" style:family="text">
      <style:text-properties officeooo:rsid="0019bf04"/>
    </style:style>
    <style:style style:name="T10" style:family="text">
      <style:text-properties officeooo:rsid="001d9b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6440586" text:style-name="L1">
        <text:list-item>
          <text:p text:style-name="P1">Genitore</text:p>
          <text:p text:style-name="P4"><text:span text:style-name="T3">Utente che effettua l'iscrizione del figlio all'asilo. Egli accede al sistema per compilare il modulo di iscrizione all'asilo, consult</text:span><text:span text:style-name="T9">a</text:span><text:span text:style-name="T3"> lo stato della domanda di iscrizione e se quest'ultima è andata a buon fine potrà visualizzare lo stato dei pagamenti della retta e modificare i servizi assegnati a suo figlio. Potrà inoltre visualizzare i programmi o eventuali comunicazioni dalle educatrici.</text:span></text:p>
          <text:p text:style-name="P4"><text:span text:style-name="T3">I genitori si dividono in diverse categorie:</text:span></text:p>
        </text:list-item>
      </text:list>
      <text:p text:style-name="P9"><text:s text:c="2"/>1.Personale docente e ricercatore</text:p>
      <text:list xml:id="list37526896" text:continue-list="list36440586" text:style-name="L2">
        <text:list-item>
          <text:p text:style-name="P10">Personale tecnico-amministrativo di ruolo</text:p>
        </text:list-item>
        <text:list-item>
          <text:p text:style-name="P10">Titolari di assegno di ricerca</text:p>
        </text:list-item>
        <text:list-item>
          <text:p text:style-name="P10">Titolari di contratto a tempo determinato</text:p>
        </text:list-item>
        <text:list-item>
          <text:p text:style-name="P10">Dottorandi</text:p>
        </text:list-item>
        <text:list-item>
          <text:p text:style-name="P10">Titolari di borsa di studio post Laurea o Post doc.</text:p>
        </text:list-item>
        <text:list-item>
          <text:p text:style-name="P11">Studenti</text:p>
        </text:list-item>
        <text:list-item>
          <text:p text:style-name="P12"><text:span text:style-name="T3">Residenti nel comune di Fisciano</text:span></text:p>
        </text:list-item>
        <text:list-item>
          <text:p text:style-name="P12"><text:span text:style-name="T3">Altro</text:span></text:p>
          <text:p text:style-name="P12"><text:span text:style-name="T3"/></text:p>
        </text:list-item>
      </text:list>
      <text:list xml:id="list36451495" text:style-name="L3">
        <text:list-item>
          <text:p text:style-name="P2">Rappresentante commissione formazione graduatoria</text:p>
          <text:p text:style-name="P5"><text:span text:style-name="T8">Accede al sistema per visualizzare i dati delle persone che avranno effettuato domanda di iscrizione per i propri figli e pubblicherà la graduatoria degli iscritti all'asilo.</text:span></text:p>
          <text:p text:style-name="P5"><text:span text:style-name="T8"/></text:p>
        </text:list-item>
        <text:list-item>
          <text:p text:style-name="P2">Rappresentante commissione composizioni classi</text:p>
          <text:p text:style-name="P5"><text:span text:style-name="T8">Accede al sistema per visualizzare i dati degli iscritti e si occuperà di assegnarli ad una classe a cui assocerà del personale preposto a funzioni educative.</text:span></text:p>
          <text:p text:style-name="P5"><text:span text:style-name="T8"/></text:p>
        </text:list-item>
        <text:list-item>
          <text:p text:style-name="P7">Personale preposto a funzioni educative</text:p>
          <text:p text:style-name="P13"><text:span text:style-name="T8">Accede al sistema per mandare comunicazioni e visualizzare dati dei genitori degli iscritti all'asilo.</text:span></text:p>
        </text:list-item>
        <text:list-item>
          <text:p text:style-name="P8"><text:span text:style-name="T1">Impiegato</text:span><text:span text:style-name="T2"> </text:span><text:span text:style-name="T1">segreteria</text:span></text:p>
          <text:p text:style-name="P14"><text:span text:style-name="T9">Accede al sistema per inserire, modificare o cancellare i dati degli utenti del sistema ed è in grado di inviare e ricevere comunicazioni da quest'ultimi.</text:span></text:p>
        </text:list-item>
        <text:list-item>
          <text:p text:style-name="P8"><text:span text:style-name="Strong_20_Emphasis"><text:span text:style-name="T4">Coordinatore psico-pedagogico</text:span></text:span><text:span text:style-name="T2"> </text:span></text:p>
          <text:p text:style-name="P15"><text:span text:style-name="T10">Accede al sistema per ricevere ed effettuare comunicazioni con gli utenti</text:span></text:p>
          <text:p text:style-name="P15"><text:span text:style-name="T10"/></text:p>
        </text:list-item>
        <text:list-item>
          <text:p text:style-name="P8"><text:span text:style-name="Strong_20_Emphasis"><text:span text:style-name="T4">Responsabile Scientifico dell'Asilo Nido</text:span></text:span></text:p>
          <text:p text:style-name="P6"><text:span text:style-name="Strong_20_Emphasis"><text:span text:style-name="T7">Accede al sistema per ricevere ed effettuare comunicazioni con gli utenti e per gestire i questionari valutativi.</text:span></text:span></text:p>
          <text:p text:style-name="P15"><text:span text:style-name="Strong_20_Emphasis"><text:span text:style-name="T7"/></text:span></text:p>
        </text:list-item>
        <text:list-item>
          <text:p text:style-name="P3"><text:span text:style-name="Strong_20_Emphasis"><text:span text:style-name="T5">Delegato del rettore</text:span></text:span></text:p>
          <text:p text:style-name="P15"><text:span text:style-name="Strong_20_Emphasis"><text:span text:style-name="T7">Può</text:span></text:span><text:span text:style-name="Strong_20_Emphasis"><text:span text:style-name="T6"> inserire, modificare o cancellare i dati degli utenti del sistema ed è in grado di </text:span></text:span><text:soft-page-break/><text:span text:style-name="Strong_20_Emphasis"><text:span text:style-name="T6">inviare e ricevere comunicazioni da quest'ultimi. </text:span></text:span><text:span text:style-name="Strong_20_Emphasis"><text:span text:style-name="T7">Può effettuare tutte le tipologie di operazioni sui dati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9T17:39:34.44</dc:date>
    <meta:editing-duration>PT14M33S</meta:editing-duration>
    <meta:editing-cycles>5</meta:editing-cycles>
    <meta:document-statistic meta:table-count="0" meta:image-count="0" meta:object-count="0" meta:page-count="2" meta:paragraph-count="27" meta:word-count="304" meta:character-count="1951" meta:non-whitespace-character-count="1696"/>
  </office:meta>
</office:document-meta>
</file>